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DejaVu Sans" fo:font-size="10pt" style:font-size-asian="10pt" style:font-size-complex="10pt"/>
    </style:style>
    <style:style style:name="P3" style:family="paragraph" style:parent-style-name="Standard">
      <style:paragraph-properties fo:text-align="start" style:justify-single-word="false"/>
      <style:text-properties style:font-name="DejaVu Sans" fo:font-size="10pt" style:font-size-asian="10pt" style:font-size-complex="10pt"/>
    </style:style>
    <style:style style:name="P4" style:family="paragraph" style:parent-style-name="Standard">
      <style:paragraph-properties fo:text-align="start" style:justify-single-word="false"/>
      <style:text-properties style:font-name="DejaVu Sans"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DejaVu San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DejaVu Sans" fo:font-size="12pt" style:font-size-asian="12pt" style:font-size-complex="12pt"/>
    </style:style>
    <style:style style:name="P7" style:family="paragraph" style:parent-style-name="Standard">
      <style:paragraph-properties fo:text-align="center" style:justify-single-word="false"/>
      <style:text-properties style:font-name="DejaVu Sans" fo:font-size="18pt" style:font-size-asian="18pt" style:font-size-complex="18pt"/>
    </style:style>
    <style:style style:name="P8" style:family="paragraph" style:parent-style-name="Standard">
      <style:paragraph-properties fo:text-align="start" style:justify-single-word="false"/>
      <style:text-properties style:font-name="DejaVu Sans" fo:font-size="8pt" style:font-size-asian="8pt" style:font-size-complex="8pt"/>
    </style:style>
    <style:style style:name="T1" style:family="text">
      <style:text-properties style:font-name="DejaVu Sans" fo:font-size="12pt"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rduini Alberto</text:p>
      <text:p text:style-name="P8">20/05/2017</text:p>
      <text:p text:style-name="P7">Debugging gioco da tavolo “Monopoly”</text:p>
      <text:p text:style-name="P7"/>
      <text:p text:style-name="P6">Ordine di operazioni:</text:p>
      <text:p text:style-name="P2">Il debugging del programma è stato svolto a “White Box”, ovvero con il tester ben conscio del contenuto del programma, con modifiche dirette al codice da parte del debugger al fine di velocizzare le operazioni di sistemazione dei problemi. Il processo totale ha impiegato un tempo simile ai due giorni, con test prolungati per ogni modulo del programma.</text:p>
      <text:p text:style-name="P2"/>
      <text:p text:style-name="P6">Fasi del Debugging:</text:p>
      <text:p text:style-name="P6"/>
      <text:p text:style-name="P4">-WindowInizioPartita:</text:p>
      <text:p text:style-name="P2">La view iniziale non presentava un grande numero di difetti, era comunque affetta da un problema visivo con la dimensione della finestra e posizione degli oggetti dell'interfaccia. Il funzionamento dei vari elementi era corretto.</text:p>
      <text:p text:style-name="P2"/>
      <text:p text:style-name="P4">-MainWindow:</text:p>
      <text:p text:style-name="P2">Il gioco principale ha necessitato per finalità di testing l'inserimento di alcune scorciatoie da tastiera per controllare alcune funzionalità, ma non sembrano esserci problemi con il funzionamento dopo averlo testato abbondantemente.</text:p>
      <text:p text:style-name="P1"/>
      <text:p text:style-name="P4">-WindowStrutture:</text:p>
      <text:p text:style-name="P2">La view per l'acquisto delle strutture è molto semplice visivamente e quindi non ha richiesto molto tempo per il debugging, e il suo comportamento sembra essere quello previsto.</text:p>
      <text:p text:style-name="P1"/>
      <text:p text:style-name="P4">-WindowIpoteca:</text:p>
      <text:p text:style-name="P2">La view utilizzata per ipotecare le proprietà non ha presentato alcun difetto durante la procedura di testing e ha richiesto poco tempo perchè, similmente a quella per le strutture, viene presentata con un interfaccia semplice.</text:p>
      <text:p text:style-name="P2"><text:span text:style-name="T1"/></text:p>
      <text:p text:style-name="P4">-WindowScambio:</text:p>
      <text:p text:style-name="P2">La view per gli scambi, essemdo piuttosto complessa, ha richiesto più tempo per il testing, ed era affetta da alcuni problemi come:</text:p>
      <text:p text:style-name="P2">-Crash se si impostava una somma di denaro da scambiare diversa da quella di default;</text:p>
      <text:p text:style-name="P2">-Proprietà non scambiate tra i giocatori;</text:p>
      <text:p text:style-name="P2">-Mancata chiusura dopo lo scamb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20T20:32:14.15</meta:creation-date>
    <dc:date>2017-05-22T14:25:44.15</dc:date>
    <meta:editing-duration>PT21M37S</meta:editing-duration>
    <meta:editing-cycles>13</meta:editing-cycles>
    <meta:generator>OpenOffice/4.1.3$Win32 OpenOffice.org_project/413m1$Build-9783</meta:generator>
    <meta:document-statistic meta:table-count="0" meta:image-count="0" meta:object-count="0" meta:page-count="1" meta:paragraph-count="19" meta:word-count="253" meta:character-count="1692"/>
  </office:meta>
</office:document-meta>
</file>